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33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2.66mm" svg:y="1mm">
            <loext:p draw:notify-on-update-of-ranges="'cameraslog_2.log'.A1:'cameraslog_2.log'.A1 'cameraslog_2.log'.A2:'cameraslog_2.log'.A1001 'cameraslog_2.log'.B1:'cameraslog_2.log'.B1 'cameraslog_2.log'.B2:'cameraslog_2.log'.B1001 'cameraslog_2.log'.A1:'cameraslog_2.log'.A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90749" calcext:value-type="float">
            <text:p>6,8907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90749" calcext:value-type="float">
            <text:p>6,8907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530209" calcext:value-type="float">
            <text:p>7,5302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15774" calcext:value-type="float">
            <text:p>8,015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308762" calcext:value-type="float">
            <text:p>8,308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20744" calcext:value-type="float">
            <text:p>8,420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847" calcext:value-type="float">
            <text:p>8,58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31268" calcext:value-type="float">
            <text:p>9,2312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04253" calcext:value-type="float">
            <text:p>9,8042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80805" calcext:value-type="float">
            <text:p>10,380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6529" calcext:value-type="float">
            <text:p>10,265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757904" calcext:value-type="float">
            <text:p>10,7579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48928" calcext:value-type="float">
            <text:p>11,148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48928" calcext:value-type="float">
            <text:p>11,148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68922" calcext:value-type="float">
            <text:p>11,8689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868922" calcext:value-type="float">
            <text:p>11,8689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201423" calcext:value-type="float">
            <text:p>11,201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201423" calcext:value-type="float">
            <text:p>11,201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201423" calcext:value-type="float">
            <text:p>11,201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23904" calcext:value-type="float">
            <text:p>11,323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323904" calcext:value-type="float">
            <text:p>11,323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628405" calcext:value-type="float">
            <text:p>10,628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167383" calcext:value-type="float">
            <text:p>10,167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659902" calcext:value-type="float">
            <text:p>10,6599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23642" calcext:value-type="float">
            <text:p>11,236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476959" calcext:value-type="float">
            <text:p>11,476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420965" calcext:value-type="float">
            <text:p>11,4209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133992" calcext:value-type="float">
            <text:p>11,133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525988" calcext:value-type="float">
            <text:p>10,525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879488" calcext:value-type="float">
            <text:p>9,8794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67396" calcext:value-type="float">
            <text:p>8,67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67396" calcext:value-type="float">
            <text:p>8,67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67396" calcext:value-type="float">
            <text:p>8,67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67396" calcext:value-type="float">
            <text:p>8,67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67396" calcext:value-type="float">
            <text:p>8,67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14458" calcext:value-type="float">
            <text:p>8,614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614458" calcext:value-type="float">
            <text:p>8,614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614458" calcext:value-type="float">
            <text:p>8,614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614458" calcext:value-type="float">
            <text:p>8,6144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64947" calcext:value-type="float">
            <text:p>8,649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64947" calcext:value-type="float">
            <text:p>8,649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11584" calcext:value-type="float">
            <text:p>8,9115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911584" calcext:value-type="float">
            <text:p>8,9115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911584" calcext:value-type="float">
            <text:p>8,9115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911584" calcext:value-type="float">
            <text:p>8,9115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911584" calcext:value-type="float">
            <text:p>8,9115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15489" calcext:value-type="float">
            <text:p>9,2154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197991" calcext:value-type="float">
            <text:p>9,197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197991" calcext:value-type="float">
            <text:p>9,197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197991" calcext:value-type="float">
            <text:p>9,197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617984" calcext:value-type="float">
            <text:p>8,617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617984" calcext:value-type="float">
            <text:p>8,617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617984" calcext:value-type="float">
            <text:p>8,617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992451" calcext:value-type="float">
            <text:p>7,9924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992451" calcext:value-type="float">
            <text:p>7,9924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992451" calcext:value-type="float">
            <text:p>7,9924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80741" calcext:value-type="float">
            <text:p>7,807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80741" calcext:value-type="float">
            <text:p>7,807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80741" calcext:value-type="float">
            <text:p>7,807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800547" calcext:value-type="float">
            <text:p>7,8005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800547" calcext:value-type="float">
            <text:p>7,8005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405928" calcext:value-type="float">
            <text:p>7,405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05928" calcext:value-type="float">
            <text:p>7,405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328977" calcext:value-type="float">
            <text:p>7,328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255443" calcext:value-type="float">
            <text:p>7,25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668395" calcext:value-type="float">
            <text:p>6,668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68395" calcext:value-type="float">
            <text:p>6,668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68395" calcext:value-type="float">
            <text:p>6,668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68395" calcext:value-type="float">
            <text:p>6,668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8395" calcext:value-type="float">
            <text:p>6,668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930322" calcext:value-type="float">
            <text:p>6,930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930322" calcext:value-type="float">
            <text:p>6,930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930322" calcext:value-type="float">
            <text:p>6,930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49221" calcext:value-type="float">
            <text:p>6,749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59171" calcext:value-type="float">
            <text:p>6,659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59171" calcext:value-type="float">
            <text:p>6,659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451787" calcext:value-type="float">
            <text:p>6,4517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51787" calcext:value-type="float">
            <text:p>6,4517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51787" calcext:value-type="float">
            <text:p>6,4517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62244" calcext:value-type="float">
            <text:p>6,462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826307" calcext:value-type="float">
            <text:p>5,826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826307" calcext:value-type="float">
            <text:p>5,826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26307" calcext:value-type="float">
            <text:p>5,826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826307" calcext:value-type="float">
            <text:p>5,826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81935" calcext:value-type="float">
            <text:p>5,819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805328" calcext:value-type="float">
            <text:p>5,805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805328" calcext:value-type="float">
            <text:p>5,805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805328" calcext:value-type="float">
            <text:p>5,805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805328" calcext:value-type="float">
            <text:p>5,805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805328" calcext:value-type="float">
            <text:p>5,805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955746" calcext:value-type="float">
            <text:p>5,955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955746" calcext:value-type="float">
            <text:p>5,955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955746" calcext:value-type="float">
            <text:p>5,955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955746" calcext:value-type="float">
            <text:p>5,955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004734" calcext:value-type="float">
            <text:p>6,004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764236" calcext:value-type="float">
            <text:p>5,764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299438" calcext:value-type="float">
            <text:p>5,299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36595" calcext:value-type="float">
            <text:p>5,36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36595" calcext:value-type="float">
            <text:p>5,36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36595" calcext:value-type="float">
            <text:p>5,36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36595" calcext:value-type="float">
            <text:p>5,36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352931" calcext:value-type="float">
            <text:p>5,352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160936" calcext:value-type="float">
            <text:p>5,16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160936" calcext:value-type="float">
            <text:p>5,16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160936" calcext:value-type="float">
            <text:p>5,16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160936" calcext:value-type="float">
            <text:p>5,16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160936" calcext:value-type="float">
            <text:p>5,16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164167" calcext:value-type="float">
            <text:p>5,164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429956" calcext:value-type="float">
            <text:p>5,429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429956" calcext:value-type="float">
            <text:p>5,429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429956" calcext:value-type="float">
            <text:p>5,429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429956" calcext:value-type="float">
            <text:p>5,429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29956" calcext:value-type="float">
            <text:p>5,429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26182" calcext:value-type="float">
            <text:p>5,426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349475" calcext:value-type="float">
            <text:p>5,349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356313" calcext:value-type="float">
            <text:p>5,356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365878" calcext:value-type="float">
            <text:p>5,365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337877" calcext:value-type="float">
            <text:p>5,337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201873" calcext:value-type="float">
            <text:p>5,20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128312" calcext:value-type="float">
            <text:p>5,128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087398" calcext:value-type="float">
            <text:p>5,087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016452" calcext:value-type="float">
            <text:p>5,016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020878" calcext:value-type="float">
            <text:p>5,020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907955" calcext:value-type="float">
            <text:p>4,907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856386" calcext:value-type="float">
            <text:p>4,856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78903" calcext:value-type="float">
            <text:p>4,7890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55:35.291000000</dc:date>
    <meta:editing-duration>PT1M16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1:'cameraslog_2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6.890749">
                <text:p>6.890749</text:p>
                <draw:g>
                  <svg:desc>'cameraslog_2.log'.B2:'cameraslog_2.log'.B1001</svg:desc>
                </draw:g>
              </table:table-cell>
              <table:table-cell office:value-type="float" office:value="7">
                <text:p>7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0749">
                <text:p>6.8907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30209">
                <text:p>7.530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015774">
                <text:p>8.0157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308762">
                <text:p>8.3087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20744">
                <text:p>8.4207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847">
                <text:p>8.58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231268">
                <text:p>9.2312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804253">
                <text:p>9.8042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380805">
                <text:p>10.380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26529">
                <text:p>10.26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757904">
                <text:p>10.7579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148928">
                <text:p>11.1489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148928">
                <text:p>11.1489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868922">
                <text:p>11.8689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68922">
                <text:p>11.8689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201423">
                <text:p>11.201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201423">
                <text:p>11.201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201423">
                <text:p>11.201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323904">
                <text:p>11.323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323904">
                <text:p>11.323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628405">
                <text:p>10.628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167383">
                <text:p>10.167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659902">
                <text:p>10.659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3642">
                <text:p>11.23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476959">
                <text:p>11.4769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420965">
                <text:p>11.420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133992">
                <text:p>11.1339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525988">
                <text:p>10.525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879488">
                <text:p>9.879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67396">
                <text:p>8.67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67396">
                <text:p>8.67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67396">
                <text:p>8.67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67396">
                <text:p>8.67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67396">
                <text:p>8.67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14458">
                <text:p>8.614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614458">
                <text:p>8.614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614458">
                <text:p>8.614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614458">
                <text:p>8.614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64947">
                <text:p>8.649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64947">
                <text:p>8.649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911584">
                <text:p>8.9115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911584">
                <text:p>8.9115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911584">
                <text:p>8.9115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911584">
                <text:p>8.9115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911584">
                <text:p>8.9115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215489">
                <text:p>9.215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197991">
                <text:p>9.197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197991">
                <text:p>9.197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197991">
                <text:p>9.197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617984">
                <text:p>8.617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617984">
                <text:p>8.617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617984">
                <text:p>8.617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992451">
                <text:p>7.9924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992451">
                <text:p>7.9924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992451">
                <text:p>7.9924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80741">
                <text:p>7.80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80741">
                <text:p>7.80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80741">
                <text:p>7.807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800547">
                <text:p>7.800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00547">
                <text:p>7.800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405928">
                <text:p>7.405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405928">
                <text:p>7.405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328977">
                <text:p>7.328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255443">
                <text:p>7.255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668395">
                <text:p>6.668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668395">
                <text:p>6.668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668395">
                <text:p>6.668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668395">
                <text:p>6.668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668395">
                <text:p>6.6683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930322">
                <text:p>6.930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930322">
                <text:p>6.930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930322">
                <text:p>6.930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749221">
                <text:p>6.749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659171">
                <text:p>6.659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659171">
                <text:p>6.659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451787">
                <text:p>6.4517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451787">
                <text:p>6.4517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451787">
                <text:p>6.4517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462244">
                <text:p>6.462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826307">
                <text:p>5.826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826307">
                <text:p>5.826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826307">
                <text:p>5.826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826307">
                <text:p>5.826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81935">
                <text:p>5.81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805328">
                <text:p>5.805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805328">
                <text:p>5.805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805328">
                <text:p>5.805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805328">
                <text:p>5.805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805328">
                <text:p>5.805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955746">
                <text:p>5.955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955746">
                <text:p>5.955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955746">
                <text:p>5.955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955746">
                <text:p>5.955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004734">
                <text:p>6.004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764236">
                <text:p>5.764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299438">
                <text:p>5.299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36595">
                <text:p>5.36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36595">
                <text:p>5.36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36595">
                <text:p>5.36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36595">
                <text:p>5.36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352931">
                <text:p>5.352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160936">
                <text:p>5.16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160936">
                <text:p>5.16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160936">
                <text:p>5.16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160936">
                <text:p>5.16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160936">
                <text:p>5.16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164167">
                <text:p>5.164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429956">
                <text:p>5.429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429956">
                <text:p>5.429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429956">
                <text:p>5.429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429956">
                <text:p>5.429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429956">
                <text:p>5.429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26182">
                <text:p>5.426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349475">
                <text:p>5.349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356313">
                <text:p>5.35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365878">
                <text:p>5.365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337877">
                <text:p>5.3378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201873">
                <text:p>5.20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128312">
                <text:p>5.128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087398">
                <text:p>5.08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.016452">
                <text:p>5.016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.020878">
                <text:p>5.020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907955">
                <text:p>4.907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856386">
                <text:p>4.856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78903">
                <text:p>4.7890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